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rsid="00051397" officeooo:paragraph-rsid="00051397"/>
    </style:style>
    <style:style style:name="P2" style:family="paragraph" style:parent-style-name="Standard">
      <style:text-properties officeooo:rsid="00025415" officeooo:paragraph-rsid="00025415"/>
    </style:style>
    <style:style style:name="P3" style:family="paragraph" style:parent-style-name="Standard">
      <style:text-properties officeooo:rsid="000359a1" officeooo:paragraph-rsid="000359a1"/>
    </style:style>
    <style:style style:name="P4" style:family="paragraph" style:parent-style-name="Standard">
      <style:text-properties officeooo:rsid="00042b3c" officeooo:paragraph-rsid="00042b3c"/>
    </style:style>
    <style:style style:name="P5" style:family="paragraph" style:parent-style-name="Standard">
      <style:text-properties officeooo:rsid="0004c8b3" officeooo:paragraph-rsid="0004c8b3"/>
    </style:style>
    <style:style style:name="P6" style:family="paragraph" style:parent-style-name="Standard">
      <style:text-properties officeooo:rsid="00051397" officeooo:paragraph-rsid="00051397"/>
    </style:style>
    <style:style style:name="P7" style:family="paragraph" style:parent-style-name="Standard">
      <style:text-properties officeooo:rsid="000879b0" officeooo:paragraph-rsid="000879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ideos</text:p>
      <text:p text:style-name="P3">reviews</text:p>
      <text:p text:style-name="P4">dementia clothes/clothing</text:p>
      <text:p text:style-name="P5">What sells best, what does not?</text:p>
      <text:p text:style-name="P2"><text:a xlink:type="simple" xlink:href="https://www.verywellhealth.com/products-for-seniors-5220011" text:style-name="Internet_20_link" text:visited-style-name="Visited_20_Internet_20_Link">https://www.verywellhealth.com/products-for-seniors-5220011</text:a></text:p>
      <text:p text:style-name="P2"><text:a xlink:type="simple" xlink:href="https://blog.cheapism.com/products-for-seniors-16344/" text:style-name="Internet_20_link" text:visited-style-name="Visited_20_Internet_20_Link">https://blog.cheapism.com/products-for-seniors-16344/</text:a></text:p>
      <text:p text:style-name="P2"><text:a xlink:type="simple" xlink:href="https://dailycaring.com/8-inexpensive-products-that-make-life-easier-for-seniors/" text:style-name="Internet_20_link" text:visited-style-name="Visited_20_Internet_20_Link">https://dailycaring.com/8-inexpensive-products-that-make-life-easier-for-seniors/</text:a></text:p>
      <text:p text:style-name="P2"><text:a xlink:type="simple" xlink:href="https://www.seniorsafetyreviews.com/11-products-for-elderly-living-alone/" text:style-name="Internet_20_link" text:visited-style-name="Visited_20_Internet_20_Link">https://www.seniorsafetyreviews.com/11-products-for-elderly-living-alone/</text:a></text:p>
      <text:p text:style-name="P6">descriptive image names</text:p>
      <text:p text:style-name="P6">alt descriptions</text:p>
      <text:p text:style-name="P6">sold out products</text:p>
      <text:p text:style-name="P6">blog</text:p>
      <text:h text:style-name="P1" text:outline-level="3"><text:bookmark text:name="json-ld-markup"/>Add JSON-LD markup</text:h>
      <text:p text:style-name="P7">Google analitics tutoria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1T10:54:55.207000000</meta:creation-date>
    <dc:date>2022-10-21T16:26:16.965000000</dc:date>
    <meta:editing-duration>PT2H7M43S</meta:editing-duration>
    <meta:editing-cycles>1</meta:editing-cycles>
    <meta:document-statistic meta:table-count="0" meta:image-count="0" meta:object-count="0" meta:page-count="1" meta:paragraph-count="14" meta:word-count="29" meta:character-count="438" meta:non-whitespace-character-count="423"/>
    <meta:generator>LibreOffice/7.3.6.2$Windows_X86_64 LibreOffice_project/c28ca90fd6e1a19e189fc16c05f8f8924961e12e</meta:generator>
  </office:meta>
</office:document-meta>
</file>